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raleway-regular" svg:font-family="raleway-regular, Helvetica, Arial, sans-serif"/>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ext-autospace="none"/>
      <style:text-properties fo:color="#000000" style:text-outline="false" style:text-position="0% 100%" style:font-name="Helvetica" fo:font-size="11pt" fo:letter-spacing="normal" style:text-underline-style="none" style:letter-kerning="false" style:font-name-asian="Helvetica" style:font-size-asian="11pt" style:font-name-complex="Helvetica" style:font-size-complex="11pt"/>
    </style:style>
    <style:style style:name="P2" style:family="paragraph" style:parent-style-name="Standard">
      <style:paragraph-properties style:text-autospace="none"/>
      <style:text-properties fo:color="#000000" style:text-outline="false" style:text-position="0% 100%" style:font-name="Helvetica" fo:font-size="11pt" fo:letter-spacing="normal" style:text-underline-style="none" fo:font-weight="normal" style:letter-kerning="false" style:font-name-asian="Helvetica" style:font-size-asian="11pt" style:font-weight-asian="normal" style:font-name-complex="Helvetica" style:font-size-complex="11pt" style:font-weight-complex="normal"/>
    </style:style>
    <style:style style:name="P3" style:family="paragraph" style:parent-style-name="Standard">
      <style:paragraph-properties style:text-autospace="none"/>
      <style:text-properties fo:color="#000000" style:text-outline="false" style:text-position="0% 100%" style:font-name="Helvetica-Bold" fo:font-size="11pt" fo:letter-spacing="normal" style:text-underline-style="none" fo:font-weight="bold" style:letter-kerning="false" style:font-name-asian="Helvetica-Bold" style:font-size-asian="11pt" style:font-weight-asian="bold" style:font-name-complex="Helvetica-Bold" style:font-size-complex="11pt" style:font-weight-complex="bold"/>
    </style:style>
    <style:style style:name="P4" style:family="paragraph" style:parent-style-name="Standard">
      <style:paragraph-properties style:text-autospace="none"/>
    </style:style>
    <style:style style:name="P5" style:family="paragraph" style:parent-style-name="Standard">
      <style:paragraph-properties fo:margin-left="0.628cm" fo:margin-right="0cm" fo:text-indent="-0.628cm" style:auto-text-indent="false" style:text-autospace="none">
        <style:tab-stops>
          <style:tab-stop style:position="-0.31cm"/>
          <style:tab-stop style:position="0cm"/>
        </style:tab-stops>
      </style:paragraph-properties>
      <style:text-properties fo:color="#000000" style:text-outline="false" style:text-position="0% 100%" style:font-name="Helvetica" fo:font-size="11pt" fo:letter-spacing="normal" style:text-underline-style="none" fo:font-weight="normal" style:letter-kerning="false" style:font-name-asian="Helvetica" style:font-size-asian="11pt" style:font-weight-asian="normal" style:font-name-complex="Helvetica" style:font-size-complex="11pt" style:font-weight-complex="normal"/>
    </style:style>
    <style:style style:name="P6" style:family="paragraph" style:parent-style-name="Standard" style:list-style-name="">
      <style:paragraph-properties style:text-autospace="none"/>
      <style:text-properties fo:color="#000000" style:text-outline="false" style:text-position="0% 100%" style:font-name="Helvetica" fo:font-size="11pt" fo:letter-spacing="normal" style:text-underline-style="none" style:letter-kerning="false" style:font-name-asian="Helvetica" style:font-size-asian="11pt" style:font-name-complex="Helvetica" style:font-size-complex="11pt"/>
    </style:style>
    <style:style style:name="P7" style:family="paragraph" style:parent-style-name="Standard" style:list-style-name="">
      <style:paragraph-properties style:text-autospace="none"/>
      <style:text-properties fo:color="#000000" style:text-outline="false" style:text-position="0% 100%" style:font-name="Helvetica" fo:font-size="11pt" fo:letter-spacing="normal" style:text-underline-style="none" fo:font-weight="normal" style:letter-kerning="false" style:font-name-asian="Helvetica" style:font-size-asian="11pt" style:font-weight-asian="normal" style:font-name-complex="Helvetica" style:font-size-complex="11pt" style:font-weight-complex="normal"/>
    </style:style>
    <style:style style:name="P8" style:family="paragraph" style:parent-style-name="Standard" style:list-style-name="">
      <style:paragraph-properties style:text-autospace="none"/>
      <style:text-properties fo:color="#000000" style:text-outline="false" style:text-position="0% 100%" style:font-name="Helvetica-Bold" fo:font-size="11pt" fo:letter-spacing="normal" style:text-underline-style="none" fo:font-weight="bold" style:letter-kerning="false" style:font-name-asian="Helvetica-Bold" style:font-size-asian="11pt" style:font-weight-asian="bold" style:font-name-complex="Helvetica-Bold" style:font-size-complex="11pt" style:font-weight-complex="bold"/>
    </style:style>
    <style:style style:name="P9" style:family="paragraph" style:parent-style-name="Standard" style:list-style-name="">
      <style:paragraph-properties style:text-autospace="none"/>
    </style:style>
    <style:style style:name="P10" style:family="paragraph" style:parent-style-name="Standard" style:list-style-name="">
      <style:paragraph-properties style:text-autospace="none"/>
      <style:text-properties fo:color="#262626" style:text-outline="false" style:text-position="0% 100%" style:font-name="Helvetica" fo:font-size="13pt" fo:letter-spacing="normal" style:text-underline-style="none" fo:font-weight="normal" style:letter-kerning="false" style:font-name-asian="Helvetica" style:font-size-asian="13pt" style:font-weight-asian="normal" style:font-name-complex="Helvetica" style:font-size-complex="13pt" style:font-weight-complex="normal"/>
    </style:style>
    <style:style style:name="P11" style:family="paragraph" style:parent-style-name="Standard" style:list-style-name="">
      <style:paragraph-properties style:text-autospace="none"/>
      <style:text-properties fo:color="#262626" style:text-outline="false" style:text-position="0% 100%" style:font-name="Helvetica-Bold" fo:font-size="13pt" fo:letter-spacing="normal" style:text-underline-style="none" fo:font-weight="bold" style:letter-kerning="false" style:font-name-asian="Helvetica-Bold" style:font-size-asian="13pt" style:font-weight-asian="bold" style:font-name-complex="Helvetica-Bold" style:font-size-complex="13pt" style:font-weight-complex="bold"/>
    </style:style>
    <style:style style:name="P12" style:family="paragraph" style:parent-style-name="Standard" style:list-style-name="">
      <style:paragraph-properties style:text-autospace="none"/>
      <style:text-properties fo:color="#2a2a2a" style:text-outline="false" style:text-position="0% 100%" style:font-name="Helvetica" fo:font-size="10pt" fo:letter-spacing="normal" style:text-underline-style="none" fo:font-weight="normal" style:letter-kerning="false" style:font-name-asian="Helvetica" style:font-size-asian="10pt" style:font-weight-asian="normal" style:font-name-complex="Helvetica" style:font-size-complex="10pt" style:font-weight-complex="normal"/>
    </style:style>
    <style:style style:name="P13" style:family="paragraph" style:parent-style-name="Standard" style:list-style-name="">
      <style:paragraph-properties style:text-autospace="none"/>
      <style:text-properties fo:color="#2a2a2a" style:text-outline="false" style:text-position="0% 100%" style:font-name="Helvetica" fo:font-size="11pt" fo:letter-spacing="normal" style:text-underline-style="none" fo:font-weight="normal" style:letter-kerning="false" style:font-name-asian="Helvetica" style:font-size-asian="11pt" style:font-weight-asian="normal" style:font-name-complex="Helvetica" style:font-size-complex="11pt" style:font-weight-complex="normal"/>
    </style:style>
    <style:style style:name="P14" style:family="paragraph" style:parent-style-name="Standard">
      <style:paragraph-properties fo:margin-left="0.628cm" fo:margin-right="0cm" fo:text-indent="-0.628cm" style:auto-text-indent="false" style:text-autospace="none">
        <style:tab-stops>
          <style:tab-stop style:position="-0.31cm"/>
          <style:tab-stop style:position="0cm"/>
        </style:tab-stops>
      </style:paragraph-properties>
      <style:text-properties fo:color="#000000" style:text-outline="false" style:text-position="0% 100%" style:font-name="Helvetica" fo:font-size="11pt" fo:letter-spacing="normal" style:text-underline-style="none" fo:font-weight="normal" style:letter-kerning="false" style:font-name-asian="Helvetica" style:font-size-asian="11pt" style:font-weight-asian="normal" style:font-name-complex="Helvetica" style:font-size-complex="11pt" style:font-weight-complex="normal"/>
    </style:style>
    <style:style style:name="P15" style:family="paragraph" style:parent-style-name="Standard">
      <style:paragraph-properties fo:margin-left="0.423cm" fo:margin-right="0cm" fo:text-indent="-0.423cm" style:auto-text-indent="false" style:text-autospace="none">
        <style:tab-stops>
          <style:tab-stop style:position="-0.388cm"/>
          <style:tab-stop style:position="0cm"/>
        </style:tab-stops>
      </style:paragraph-properties>
      <style:text-properties fo:color="#000000" style:text-outline="false" style:text-position="0% 100%" style:font-name="Helvetica" fo:font-size="11pt" fo:letter-spacing="normal" style:text-underline-style="none" fo:font-weight="normal" style:letter-kerning="false" style:font-name-asian="Helvetica" style:font-size-asian="11pt" style:font-weight-asian="normal" style:font-name-complex="Helvetica" style:font-size-complex="11pt" style:font-weight-complex="normal"/>
    </style:style>
    <style:style style:name="P16" style:family="paragraph" style:parent-style-name="Text_20_body">
      <style:paragraph-properties fo:margin-left="0cm" fo:margin-right="0cm" fo:margin-top="0cm" fo:margin-bottom="0.189cm" fo:text-indent="0cm" style:auto-text-indent="false"/>
    </style:style>
    <style:style style:name="T1" style:family="text">
      <style:text-properties fo:color="#000000" style:text-outline="false" style:text-position="0% 100%" style:font-name="Helvetica" fo:font-size="11pt" fo:letter-spacing="normal" style:text-underline-style="none" fo:font-weight="normal" style:letter-kerning="false" style:font-name-asian="Helvetica" style:font-size-asian="11pt" style:font-weight-asian="normal" style:font-name-complex="Helvetica" style:font-size-complex="11pt" style:font-weight-complex="normal"/>
    </style:style>
    <style:style style:name="T2" style:family="text">
      <style:text-properties fo:color="#000000" style:text-outline="false" style:text-position="0% 100%" style:font-name="Helvetica" fo:font-size="11pt" fo:letter-spacing="normal" style:text-underline-style="solid" style:text-underline-width="auto" style:text-underline-color="#000000" fo:font-weight="normal" style:letter-kerning="false" style:font-name-asian="Helvetica" style:font-size-asian="11pt" style:font-weight-asian="normal" style:font-name-complex="Helvetica" style:font-size-complex="11pt" style:font-weight-complex="normal"/>
    </style:style>
    <style:style style:name="T3" style:family="text">
      <style:text-properties fo:color="#000000" style:text-outline="false" style:text-position="0% 100%" style:font-name="Helvetica-Bold" fo:font-size="11pt" fo:letter-spacing="normal" style:text-underline-style="none" fo:font-weight="bold" style:letter-kerning="false" style:font-name-asian="Helvetica-Bold" style:font-size-asian="11pt" style:font-weight-asian="bold" style:font-name-complex="Helvetica-Bold" style:font-size-complex="11pt" style:font-weight-complex="bold"/>
    </style:style>
    <style:style style:name="T4" style:family="text">
      <style:text-properties fo:color="#000000" style:text-outline="false" style:text-position="0% 100%" style:font-name="Helvetica" fo:font-size="11pt" fo:letter-spacing="normal" style:text-underline-style="none" fo:font-weight="normal" style:letter-kerning="false" style:font-name-asian="Helvetica" style:font-size-asian="11pt" style:font-weight-asian="normal" style:font-name-complex="Helvetica" style:font-size-complex="11pt" style:font-weight-complex="normal"/>
    </style:style>
    <style:style style:name="T5" style:family="text">
      <style:text-properties fo:color="#000000" style:text-outline="false" style:text-position="0% 100%" style:font-name="Helvetica" fo:font-size="11pt" fo:letter-spacing="normal" style:text-underline-style="solid" style:text-underline-width="auto" style:text-underline-color="#000000" fo:font-weight="normal" style:letter-kerning="false" style:font-name-asian="Helvetica" style:font-size-asian="11pt" style:font-weight-asian="normal" style:font-name-complex="Helvetica" style:font-size-complex="11pt" style:font-weight-complex="normal"/>
    </style:style>
    <style:style style:name="T6" style:family="text">
      <style:text-properties fo:color="#000000" style:text-outline="false" style:text-position="0% 100%" style:font-name="Helvetica-Bold" fo:font-size="11pt" fo:letter-spacing="normal" style:text-underline-style="none" fo:font-weight="bold" style:letter-kerning="false" style:font-name-asian="Helvetica-Bold" style:font-size-asian="11pt" style:font-weight-asian="bold" style:font-name-complex="Helvetica-Bold" style:font-size-complex="11pt" style:font-weight-complex="bold"/>
    </style:style>
    <style:style style:name="T7" style:family="text">
      <style:text-properties fo:font-variant="normal" fo:text-transform="none" fo:color="#373737" style:font-name="raleway-regular" fo:font-size="9.60000038146973pt" fo:letter-spacing="normal" fo:font-style="normal" fo:font-weight="bold"/>
    </style:style>
    <style:style style:name="T8" style:family="text">
      <style:text-properties fo:font-variant="normal" fo:text-transform="none" fo:color="#337ab7" style:text-line-through-style="none" style:font-name="raleway-regular" fo:font-size="9.60000038146973pt" fo:letter-spacing="normal" fo:font-style="normal" style:text-underline-style="none" fo:font-weight="bold" style:text-blinking="false" fo:background-color="transparent"/>
    </style:style>
    <style:style style:name="T9" style:family="text">
      <style:text-properties fo:color="#2a2a2a" style:text-outline="false" style:text-position="0% 100%" style:font-name="Helvetica" fo:font-size="10pt" fo:letter-spacing="normal" style:text-underline-style="none" fo:font-weight="normal" style:letter-kerning="false" style:font-name-asian="Helvetica" style:font-size-asian="10pt" style:font-weight-asian="normal" style:font-name-complex="Helvetica" style:font-size-complex="10pt" style:font-weight-complex="normal"/>
    </style:style>
    <style:style style:name="T10" style:family="text">
      <style:text-properties fo:color="#2a2a2a" style:text-outline="false" style:text-position="0% 100%" style:font-name="Helvetica" fo:font-size="11pt" fo:letter-spacing="normal" style:text-underline-style="none" fo:font-weight="normal" style:letter-kerning="false" style:font-name-asian="Helvetica" style:font-size-asian="11pt" style:font-weight-asian="normal" style:font-name-complex="Helvetica" style:font-size-complex="11pt" style:font-weight-complex="normal"/>
    </style:style>
    <style:style style:name="T11" style:family="text">
      <style:text-properties fo:color="#2965a8" style:text-outline="false" style:text-position="0% 100%" style:font-name="Helvetica" fo:font-size="10pt" fo:letter-spacing="normal" style:text-underline-style="none" fo:font-weight="normal" style:letter-kerning="false" style:font-name-asian="Helvetica" style:font-size-asian="10pt" style:font-weight-asian="normal" style:font-name-complex="Helvetica" style:font-size-complex="10pt" style:font-weight-complex="normal"/>
    </style:style>
    <style:style style:name="T12" style:family="text">
      <style:text-properties fo:color="#2965a8" style:text-outline="false" style:text-position="0% 100%" style:font-name="Helvetica" fo:font-size="11pt" fo:letter-spacing="normal" style:text-underline-style="none" fo:font-weight="normal" style:letter-kerning="false" style:font-name-asian="Helvetica" style:font-size-asian="11pt" style:font-weight-asian="normal" style:font-name-complex="Helvetica" style:font-size-complex="11pt" style:font-weight-complex="normal"/>
    </style:style>
    <style:style style:name="T13" style:family="text">
      <style:text-properties fo:color="#c10c21" style:text-outline="false" style:text-position="0% 100%" style:font-name="Helvetica" fo:font-size="11pt" fo:letter-spacing="normal" style:text-underline-style="none" style:letter-kerning="false" style:font-name-asian="Helvetica" style:font-size-asian="11pt" style:font-name-complex="Helvetica"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line-break/><text:span text:style-name="T13">TEXTO PAGINA WEB CLINICA </text:span></text:p>
      <text:p text:style-name="P6"/>
      <text:p text:style-name="P6"/>
      <text:p text:style-name="P6">NOTAS: </text:p>
      <text:p text:style-name="P6"/>
      <text:p text:style-name="P6">poner opción a idioma español e ingles </text:p>
      <text:p text:style-name="P6">Poner símbolos en cada tratamiento </text:p>
      <text:p text:style-name="P6">Primera cita gratuita </text:p>
      <text:p text:style-name="P6"/>
      <text:p text:style-name="P6"/>
      <text:p text:style-name="P6"/>
      <text:p text:style-name="P6"/>
      <text:p text:style-name="P6"/>
      <text:p text:style-name="P8">¿Que es Sebydent? </text:p>
      <text:p text:style-name="P8"/>
      <text:p text:style-name="P8"/>
      <text:p text:style-name="P8"/>
      <text:p text:style-name="P8"/>
      <text:p text:style-name="P8"/>
      <text:p text:style-name="P8">HISTORIA </text:p>
      <text:p text:style-name="P8"/>
      <text:p text:style-name="P7">La Doctora en Odontología Marisa Méndez fundó la clínica Sebydent en 1990. Desde entonces </text:p>
      <text:p text:style-name="P7">ha expandido su clínica con el cambio de dirección y de local y ha ido incrementando paulatinamente <text:s/>sus colegas y su personal colaborador <text:s/>con el objetivo de ampliar los tratamientos realizados así como su calidad, estando al día de los últimos avances. La experiencia clínica adquirida durante tantos años en el sector odontológico nos otorga una ventaja competitiva en el sector. </text:p>
      <text:p text:style-name="P7"/>
      <text:p text:style-name="P7"/>
      <text:p text:style-name="P7">Sebydent es un centro de atención odontológica integral que abarca todas las especialidades</text:p>
      <text:p text:style-name="P7">dentro de la odontología (prevención, diagnostico y tratamiento). </text:p>
      <text:p text:style-name="P7">Nuestros objetivos son dos; por un lado, recuperar o mejorar la función del sistema masticatorio, y por otro, devolver o mejorar la estética de la sonrisa enseñándole individualmente a cada paciente cómo debe preservar y mantener los tratamientos obtenidos con éxito a través del tiempo. </text:p>
      <text:p text:style-name="P7"/>
      <text:p text:style-name="P7">En Sebydent pretendemos ofrecer un servicio de excelencia apoyado en la profesionalidad, la honestidad y la formación continuada de un equipo humano comprometido con la salud en particular de cada uno de nuestros pacientes.Sabemos que el inicio de todo éxito es un diagnostico certero y el consiguiente adecuado tratamiento para que el resultado sea óptimo. </text:p>
      <text:p text:style-name="P7"/>
      <text:p text:style-name="P7"/>
      <text:p text:style-name="P7"/>
      <text:p text:style-name="P8">Valores</text:p>
      <text:p text:style-name="P8"/>
      <text:p text:style-name="P7">La dedicación a un trabajo de perfección ofreciendo soluciones duraderas en el tiempo y de calidad prestando una minuciosa atención en los detalles definen nuestra odontología.</text:p>
      <text:p text:style-name="P7"/>
      <text:p text:style-name="P7">Cada paciente es único y especial. </text:p>
      <text:p text:style-name="P8"/>
      <text:p text:style-name="P8"/>
      <text:p text:style-name="P8">Equipo </text:p>
      <text:p text:style-name="P8"/>
      <text:p text:style-name="P7">La clínica Sebydent cuenta con un liderazgo sólido y un equipo profesional estable y totalmente </text:p>
      <text:p text:style-name="P7">comprometido con la empresa. Cada uno de nuestros profesionales domina una especialidad </text:p>
      <text:p text:style-name="P7">formando una unidad. </text:p>
      <text:p text:style-name="P7"/>
      <text:p text:style-name="P7">CONOCE AL EQUIPO (ENLACE) </text:p>
      <text:p text:style-name="P7"/>
      <text:p text:style-name="P7"/>
      <text:p text:style-name="P8">Marisa Méndez </text:p>
      <text:p text:style-name="P7"/>
      <text:p text:style-name="P9"><text:span text:style-name="T1">La Dra. Marisa Méndez es la directora clínica de la Clinica Sebydent siendo este su </text:span><text:span text:style-name="T3">CV.</text:span></text:p>
      <text:p text:style-name="P7"><text:soft-page-break/></text:p>
      <text:p text:style-name="P7"/>
      <text:p text:style-name="P8">Títulos académicos </text:p>
      <text:p text:style-name="P7"/>
      <text:p text:style-name="P5">Licenciada en Odontología por la Universidad de Buenos Aires (Argentina). </text:p>
      <text:p text:style-name="P7"/>
      <text:p text:style-name="P5">Diploma de Matrícula de Honor de la Universidad de Buenos Aires (Argentina). </text:p>
      <text:p text:style-name="P7"/>
      <text:p text:style-name="P5">Doctora ‘Cum laude’ <text:s/>en Odontología por la Universidad de Buenos Aires (Argentina).</text:p>
      <text:p text:style-name="P7"/>
      <text:p text:style-name="P5">Máster en Rehabilitación oral: prótesis fija y removible (Asociación Odontológica Argentina) </text:p>
      <text:p text:style-name="P7"/>
      <text:p text:style-name="P5">Máster en Odontología restauradora (Asociación Odontológica Argentina) </text:p>
      <text:p text:style-name="P7"/>
      <text:p text:style-name="P5">Máster en Periodontología clínica (Asociación Odontológica Argentina)</text:p>
      <text:p text:style-name="P7"/>
      <text:p text:style-name="P5">Máster en Ortodoncia clínica en adultos y ortodoncia precoz, Dra Muñiz (Estudios Ortodónticos de Posgrado)</text:p>
      <text:p text:style-name="P7"/>
      <text:p text:style-name="P7"/>
      <text:p text:style-name="P8">Actividad docente </text:p>
      <text:p text:style-name="P7"/>
      <text:p text:style-name="P7">Profesora adjunta de Biofísica en la Universidad de Buenos Aires (Argentina) </text:p>
      <text:p text:style-name="P7"/>
      <text:p text:style-name="P7">Profesora adjunta de Fisiología con química y Física biológicas (Argentina)</text:p>
      <text:p text:style-name="P7"/>
      <text:p text:style-name="P8">Cursos y seminarios </text:p>
      <text:p text:style-name="P8"/>
      <text:p text:style-name="P5">Teórico de materiales dentales (Asociacion Odontológica Argentina) </text:p>
      <text:p text:style-name="P7"/>
      <text:p text:style-name="P5">Especialización en Prótesis fija y removible (Asociación Odontológica Argentina) </text:p>
      <text:p text:style-name="P7"/>
      <text:p text:style-name="P5">Teórico práctico en endodoncia en uni y multirradiculares (Asociación Odontológica Argentina)</text:p>
      <text:p text:style-name="P7"/>
      <text:p text:style-name="P5">Teórico de actualización periodontal (Asociacion Odontologica Argentina)</text:p>
      <text:p text:style-name="P7"/>
      <text:p text:style-name="P5">Teórico práctico de enfoque actual en el tratamiento de la enfermedad periodontal (Asociación Odontológica Argentina)</text:p>
      <text:p text:style-name="P7"/>
      <text:p text:style-name="P5"><text:s/>Teórico de rehabilitación oclusal integral (Asociación Odontológica Argentina)</text:p>
      <text:p text:style-name="P7"/>
      <text:p text:style-name="P5"><text:s/>Teórico práctico en prostodoncia fija coronas y puentes (Asociación Odontológica Argentina)</text:p>
      <text:p text:style-name="P7"/>
      <text:p text:style-name="P5"><text:s/>Teórico práctico en restauraciones plásticas en el sector anterior (Asociación Odontológica Argentina) </text:p>
      <text:p text:style-name="P7"/>
      <text:p text:style-name="P5">Implantología avanzada (Densply Implant Division)</text:p>
      <text:p text:style-name="P7"/>
      <text:p text:style-name="P5">Radiodiágnostico dental para dirigir instalaciones de rayos X con fines diagnósticos (COEM)</text:p>
      <text:p text:style-name="P7"/>
      <text:p text:style-name="P5">Especializacion en Ortodoncia (Centro de ortodoncia de la Municipalidad de San Fernando)</text:p>
      <text:p text:style-name="P7"/>
      <text:p text:style-name="P5">La necesidad de incorporar nuevas tecnologías y tratamientos en periodoncia e implantes (COEM)</text:p>
      <text:p text:style-name="P7"/>
      <text:p text:style-name="P8"/>
      <text:p text:style-name="P8">Publicaciones</text:p>
      <text:p text:style-name="P7"/>
      <text:p text:style-name="P7">Autora de varios estudios de investigación sobre biología y biofísica en revistas internacionales. </text:p>
      <text:p text:style-name="P7"/>
      <text:p text:style-name="P8">Flavia Sessa</text:p>
      <text:p text:style-name="P8"/>
      <text:p text:style-name="P8">Me dedico a el diagnostico prevención y tratamiento de la encía y el hueso que soporta al diente. </text:p>
      <text:p text:style-name="P7"/>
      <text:p text:style-name="P8"><text:soft-page-break/>Títulos académicos </text:p>
      <text:p text:style-name="P8"/>
      <text:p text:style-name="P5">Grado en Odontología por la Universidad San Pablo CEU (Madrid)</text:p>
      <text:p text:style-name="P7"/>
      <text:p text:style-name="P5">Master en Periodoncia por los Dres Caffesse y Giogia (Clinica Giogia, Elche)</text:p>
      <text:p text:style-name="P7"/>
      <text:p text:style-name="P5">Curso intensivo de estética dental por el Dr Autrán (Autran Academy, Madrid) </text:p>
      <text:p text:style-name="P7"/>
      <text:p text:style-name="P5">Curso radiodiágnostico dental para instalaciones de rayos X con fines diagnósticos (Talavera de la Reina) </text:p>
      <text:p text:style-name="P7"/>
      <text:p text:style-name="P5">Curso de postgrado en cirugía oral (Hospital Militar de la Habana)</text:p>
      <text:p text:style-name="P7"/>
      <text:p text:style-name="P5">Práctica exclusiva en Periodoncia en Clínica Esencial (Burgos)</text:p>
      <text:p text:style-name="P8"/>
      <text:p text:style-name="P8">Pertenencia a sociedades científicas del sector </text:p>
      <text:p text:style-name="P7"/>
      <text:p text:style-name="P7">Miembro de SEPA (Sociedad Española de Periodoncia) </text:p>
      <text:p text:style-name="P7"/>
      <text:p text:style-name="P7"/>
      <text:p text:style-name="P7"/>
      <text:p text:style-name="P7"/>
      <text:p text:style-name="P8">Marta Alvárez</text:p>
      <text:p text:style-name="P7"/>
      <text:p text:style-name="P8">Títulos académicos </text:p>
      <text:p text:style-name="P7"/>
      <text:p text:style-name="P7">Licenciada en Odontología por la Universidad Complutense de Madrid </text:p>
      <text:p text:style-name="P7"/>
      <text:p text:style-name="P7">Master en Ciencias Odontológicas por la Universidad Complutense de Madrid </text:p>
      <text:p text:style-name="P7"/>
      <text:p text:style-name="P7">Master en Prótesis Bucofacial por la Universidad Complutense de Madrid </text:p>
      <text:p text:style-name="P7"/>
      <text:p text:style-name="P7">Diploma de Estudios Avanzados (Estudios predoctorales) por la Universidad Complutense de</text:p>
      <text:p text:style-name="P7"/>
      <text:p text:style-name="P7">Madrid </text:p>
      <text:p text:style-name="P7"/>
      <text:p text:style-name="P7">Especialista en prótesis, implantoprótesis y estética dental con más de 10 años de experiencia. </text:p>
      <text:p text:style-name="P7"/>
      <text:p text:style-name="P7">Autora y coautora de diferentes artículos de investigación en revistas de alto impacto a nivel nacional e internacional. </text:p>
      <text:p text:style-name="P7"/>
      <text:p text:style-name="P8">Actividad docente </text:p>
      <text:p text:style-name="P7"/>
      <text:p text:style-name="P7">Profesora adjunta de prótesis en la Universidad San Pablo CEU (Madrid). </text:p>
      <text:p text:style-name="P7"/>
      <text:p text:style-name="P8"/>
      <text:p text:style-name="P7"/>
      <text:p text:style-name="P8"/>
      <text:p text:style-name="P8"/>
      <text:p text:style-name="P8"/>
      <text:p text:style-name="P7"/>
      <text:p text:style-name="P8"/>
      <text:p text:style-name="P8"/>
      <text:p text:style-name="P8"/>
      <text:p text:style-name="P8">Servicios/tratamientos </text:p>
      <text:p text:style-name="P7"/>
      <text:p text:style-name="P8"/>
      <text:p text:style-name="P9"><text:span text:style-name="T3">Periodoncia</text:span><text:span text:style-name="T1"> </text:span></text:p>
      <text:p text:style-name="P7"/>
      <text:p text:style-name="P7">Es la especialidad dentro de la odontología que se abarca el diagnostico, tratamiento y prevención de los tejidos de soporte del diente o del implante (encía y hueso). </text:p>
      <text:p text:style-name="P7">Las afecciones periodontales empiezan siempre con un primer estadio, la gingivitis, que es una inflamación de la encía. Generalmente se caracteriza por el aumento de grosor de la encía, color <text:soft-page-break/>rojo vinoso y sangrado, aunque en pacientes fumadores puede no sangrar por la acción de éste, lo que enmascara el problema. La gingivitis es una enfermedad reversible, sin embargo, si no es tratada, puede evolucionar a su forma irreversible, la peridontitis, donde existe una destrucción de los tejidos que soportan al diente, caussando movilidad de éste, e incluso, su pérdida. Es una enfermedad crónica e irreversible, pero con tratamiento adecuado se consigue estabilizar y recuperar y mantener un estado de salud. </text:p>
      <text:p text:style-name="P7">La periodoncia es el pilar de cualquier tratamiento odontológico puesto que es fundamental que para su éxito haya una encía sana. </text:p>
      <text:p text:style-name="P7">En España, un 85% de los adultos mayores de 35 años padece <text:s/>un problema periodontal, siendo la causa principal de la pérdida de dientes. </text:p>
      <text:p text:style-name="P7"/>
      <text:p text:style-name="P8">¿Cuales son los signos y síntomas de la enfermedad periodontal?</text:p>
      <text:p text:style-name="P7"/>
      <text:p text:style-name="P7">La enfermedad periodontal es indolora, lo cual hace más difícil su diagnostico precoz. </text:p>
      <text:p text:style-name="P7">Algunos de sus signos y síntomas son: </text:p>
      <text:p text:style-name="P7">-Encia inflamada, de color rojo; está indicando una inflamación gingival provocado por bacterias.</text:p>
      <text:p text:style-name="P7">-Sangrado espontáneo o al cepillado; indica del mismo que la anterior, inflamación de causa bacteriana.</text:p>
      <text:p text:style-name="P7">-Encías retraídas: debido a la pérdida de hueso, la encía sufre una retracción. </text:p>
      <text:p text:style-name="P7">-Flemones, fistulas o abcesos: son distintas presentaciones de infecciones donde aflora pus entre la encía y el diente. </text:p>
      <text:p text:style-name="P7">-Movilidad de una o varias piezas dentales, debido a la pérdida de soporte, el diente se queda sin sujección.</text:p>
      <text:p text:style-name="P7"/>
      <text:p text:style-name="P8">¿Qué causa la enfermedad periodontal? </text:p>
      <text:p text:style-name="P8"/>
      <text:p text:style-name="P7">La enfermedad periodontal es crónica y multifactorial. El único elemento responsable de desencadenarla son las bacterias. Por ello, es de suma importancia que el paciente aprenda una correcta técnica de cepillado en casa, así como el uso de otros elementos de higiene oral complementarios. </text:p>
      <text:p text:style-name="P7">Sin embargo, existen infinidad de elementos que predisponen a sufrir enfermedad periodontal como pueden ser el tabaco, una predisposición genética, rehabilitaciones orales maladaptadas, estrés, causas hormonales, enfermedades sistémicas no controladas…</text:p>
      <text:p text:style-name="P7"/>
      <text:p text:style-name="P7"/>
      <text:p text:style-name="P7"/>
      <text:p text:style-name="P8">¿Porque tengo las encías retraídas? ¿Tiene solución? </text:p>
      <text:p text:style-name="P8"/>
      <text:p text:style-name="P7">Esta afección, denominada recesión o retracción gingival, se produce cuando la encía deja de situarse sobre la corona del diente y migra a la raíz del diente, provocando como consecuencia un problema estético, mayor tendencia a caries, pérdida del hueso que soporte al diente, inflamación de la encía así como sensibilidad dentaria. Para solucionar las recesiones existe la cirugía mucogingival, la cual abarca multitud de procedimientos, donde se vuelve a situar la encía en su posición fisiologica. </text:p>
      <text:p text:style-name="P7"/>
      <text:p text:style-name="P7"/>
      <text:p text:style-name="P8">Implantes dentales </text:p>
      <text:p text:style-name="P8"/>
      <text:p text:style-name="P7">El implante es una opción fija para rehabilitar una ausencia de un diente. Se trata de un tornillo de titanio, que sustituye a la raíz del diente y que va osteointegrado en el hueso, consiguiendo recuperar la estética y la función masticatoria. A veces, si el caso lo permite, con el fin de reducir tiempo, se puede colocar el implante inmediatamente después de extraer el diente. </text:p>
      <text:p text:style-name="P7">Una vez colocado el implante, esté necesita un tiempo para integrarse en el hueso hasta que podemos colocar encima de él el sustituto de la corona del diente, la prótesis dental. Durante este periodo de tiempo el paciente no se queda sin dientes, sino que el laboratorio confecciona una prótesis estética y provisional hasta que se pueda empezar a realizar el trabajo definitivo. </text:p>
      <text:p text:style-name="P7"/>
      <text:p text:style-name="P8">¿Se puede rechazar un implante? </text:p>
      <text:p text:style-name="P8"/>
      <text:p text:style-name="P7">Los implantes no se rechazan. El cuerpo lo asume como un elemento extraño y nuevo al que tiene que adaptarse y el hueso tiene que osteointegrarse alrededor de él, pero esto no siginifica que se rechaze. No obstante, los implantes pueden fracasar por dos motivos principales; tabaco y/o una causa bacteriana. Con el informe adecuado al paciente de los cuidados postoperatorios que tiene que cumplir tras la intervención y evitando el tabaco los implantes se integran perfectamente y <text:soft-page-break/>cuando esto sucede encima de ellos se procede a rehabilitar dichos implantes mediante coronas estéticas, devolviendo al paciente su poder de masticación así como su sonrisa. </text:p>
      <text:p text:style-name="P7"/>
      <text:p text:style-name="P8">¿Son para toda la vida? </text:p>
      <text:p text:style-name="P8"/>
      <text:p text:style-name="P10">Los implantes dentales representan la mejor solución a la pérdida de dientes naturales. Gracias al esfuerzo que se ha llevado a cabo en investigación de materiales, técnicas, etc., podría afirmarse que son para toda la vida.</text:p>
      <text:p text:style-name="P10">Pero no todos los implantes dentales tienen la misma longevidad, y hay diversos factores que pueden influir en una pérdida prematura del implante, como una mala calidad del implante, un diagnóstico y un plan de tratamiento deficiente, acudir a un profesional no capacitado, una mala higiene oral, un mantenimiento y control periódico deficiente, o hábitos nocivos, como por ejemplo, fumar.</text:p>
      <text:p text:style-name="P11"/>
      <text:p text:style-name="P11">¿Puedo ponerme un implante?</text:p>
      <text:p text:style-name="P11"/>
      <text:p text:style-name="P10">Tras analizar tu caso, te diagnosticaremos e indicaremos si eres o no un candidato adecuado para la colocación de implantes. Generalmente, si se dan las condiciones adecuadas de cantidad y calidad de hueso maxilar y el estado general de salud del paciente es bueno, no suelen tener ninguna contraindicación.</text:p>
      <text:p text:style-name="P10">Así mismo, la edad debe de ser un factor a tener en cuenta. La colocación de implantes dentales no es recomendable en adolescentes, antes de que el desarrollo facial haya finalizado. Sin embargo, en personas mayores, no existe un límite de edad establecido siempre y cuando el paciente no tenga ninguna contraindicación para someterse a cualquier otro tratamiento oral.</text:p>
      <text:p text:style-name="P10"/>
      <text:p text:style-name="P10"/>
      <text:p text:style-name="P8"/>
      <text:p text:style-name="P8">Cirugía</text:p>
      <text:p text:style-name="P8"/>
      <text:p text:style-name="P7">Es el campo quirúrgico de la odontología que se encarga del diagnostico, pronóstico y tratamiento quirúrgico de enfermedades, lesiones y malformaciones tanto de la cavidad oral como de la región maxilofacial. </text:p>
      <text:p text:style-name="P8"/>
      <text:p text:style-name="P8">Endodoncia</text:p>
      <text:p text:style-name="P8"/>
      <text:p text:style-name="P7">Es el campo de la odontología que estudia la morfología, prevención y tratamiento del nervio de diente así como su repercusión las raíces de los dientes. </text:p>
      <text:p text:style-name="P7">Su objetivo es conversar aquel diente que, por diversos motivos, ha perdido irreversiblemente su capacidad de conservarse vital al encontrarse afectado su nervio. Por ello, el tratamiento consiste en eliminar el nervio afectado así como eliminar las bacterias que puedan encontrase en dicha zona, sustituyendo dicho nervio por uno artificial y realizando después un sellado hermético de la zona, consiguiendo salvar el diente. </text:p>
      <text:p text:style-name="P7"/>
      <text:p text:style-name="P8">¿Porque se afecta el nervio del diente? </text:p>
      <text:p text:style-name="P7"/>
      <text:p text:style-name="P7">En la mayor parte de los casos el nervio se ve afectado por una causa bacteriana. Se inicia una caries superficial, que, de no ser tratada, avanza progresivamente hacia el interior del diente hasta que alcanza el nervio de éste y cuando esto ocurre, aparece el dolor. </text:p>
      <text:p text:style-name="P7">En otras ocasiones, el nervio sufre por un traumatismo. Bien sea por un trauma continuo y progresivo sobre el, o bien por un traumatismo fuerte en un momento determinado. El nervio sufre, y responde generando un problema. </text:p>
      <text:p text:style-name="P8"/>
      <text:p text:style-name="P8">¿Es dolorosa?</text:p>
      <text:p text:style-name="P8"/>
      <text:p text:style-name="P7">La endodoncia se realiza bajo anestesia por lo que el paciente no siente nada. Es posible que los primeros días después del tratamiento note molestias por el trabajo en la zona.</text:p>
      <text:p text:style-name="P8"/>
      <text:p text:style-name="P8"/>
      <text:p text:style-name="P8"><text:soft-page-break/>Rehabilitación oral y <text:s/>estética dental</text:p>
      <text:p text:style-name="P8"/>
      <text:p text:style-name="P7">La prostodoncia es la rama de la odontología que se encarga de reponer aquellas piezas dentales ausentes o que están gravemente dañados bien sea por caries, enfermedad periodontal o traumatismos. Esta sustitución se realiza mediante elementos artificiales que devuelven a las piezas su anatomía original. </text:p>
      <text:p text:style-name="P7">Las prótesis pueden ser fijas, removibles o pueden ser completas, en el caso de los desdentados totales. </text:p>
      <text:p text:style-name="P7"/>
      <text:p text:style-name="P7">Es el paciente, en función de su caso particular y sus expectativas, el que decide que tipo de prótesis quiere colocarse y con cual conseguiremos llegar por supuesto a un estado de salud. </text:p>
      <text:p text:style-name="P8"/>
      <text:p text:style-name="P8">1. Carillas </text:p>
      <text:p text:style-name="P7"/>
      <text:p text:style-name="P7">Cuando un diente tiene una coloración que no podemos modificar o tiene alguna alteración en cuanto a su forma y/o tamaño existe la opción de colocarse carillas. Se trata de una rehabilitación de la parte frontal del diente, hecha en laboratorio, de materiales estéticos (por ejemplo, porcelana) que se coloca sobre el diente previamente limado. </text:p>
      <text:p text:style-name="P7">Conseguimos modificar tamaño, forma y color de cualquier diente de manera sencilla. </text:p>
      <text:p text:style-name="P7">Se debe realizar sólo en casos indicados y es necesario establecer con el paciente sus inquietudes y deseos en cuanto a que resultado busca.</text:p>
      <text:p text:style-name="P8"/>
      <text:p text:style-name="P8">2.Coronas</text:p>
      <text:p text:style-name="P8"/>
      <text:p text:style-name="P7">La otra opción de rehabilitación son las coronas. En este caso, cubren la totalidad del diente, (por lo que éste será limado completamente). Pueden ir sobre el diente vital, sobre un diente con endodoncia o sobre un implante. Sobre éste ultimo se colocan siempre, y en el caso de dientes naturales se colocan coronas en el caso de que éste haya quedado muy destruido y con una restauración se debilite aún mas y se fracture. Se hacen en laboratorio con el material más adecuado para cada paciente. Tanto con las carillas como con las coronas los resultados son muy buenos, tanto desde el punto de vista anatómico como funcional como desde el punto de vista estético. </text:p>
      <text:p text:style-name="P8"/>
      <text:p text:style-name="P8">3. Puentes </text:p>
      <text:p text:style-name="P7"/>
      <text:p text:style-name="P7">Varias coronas unidas conforman un puente. Se realizan cuando queremos colocar coronas en varios dientes juntos o en varios implantes juntos. </text:p>
      <text:p text:style-name="P8"/>
      <text:p text:style-name="P8">3. Blanqueamiento externo </text:p>
      <text:p text:style-name="P8"/>
      <text:p text:style-name="P7">Este tratamiento tiene como principal objetivo blanquear el diente cuando existe un color generado por tinciones extrínsecas provocando en el paciente una preocupación estética. El tratamiento dura unos 45 días y engloba tanto sesiones en clínica como sesiones en casa. Es necesario realizar un diagnóstico y tratamiento adecuado puesto que, aunque los productos utilizados no son peligrosos, si se usan sin un control adecuado y/o en altos porcentajes sí se puede dañar el esmalte, que es el tejido que protege los dientes. En cada visita a clínica se mide el color, comprobando así el grado de blanqueamiento que se va consiguiendo. Lo que se puede blanquear es un valor unipersonal, es decir, depende de cada persona y de cada diente, pero los resultados en cualquier caso son muy satisfactorios. </text:p>
      <text:p text:style-name="P7">No es doloroso, aunque a veces sí se puede experimentar sensibilidad que prevenimos adecuadamente antes de empezar con el tratamiento y durante el mismo. </text:p>
      <text:p text:style-name="P7"/>
      <text:p text:style-name="P9"><text:span text:style-name="T1">4. </text:span><text:span text:style-name="T3">Blanqueamiento interno </text:span></text:p>
      <text:p text:style-name="P8"/>
      <text:p text:style-name="P9"><text:span text:style-name="T3"><text:s text:c="7"/></text:span><text:span text:style-name="T1"><text:s/>A veces un diente endodonciado por diversas causas relacionadas con el motivo de la <text:s text:c="15"/>endodoncia, queda más oscuro. Para cambiar el color se realiza un blanqueamiento interno, que consiste en aplicar una sustancia blanqueante en el interior del diente, sin alterar la endodoncia. El tratamiento engobla aproximadamente unas 4 sesiones, totalmente indoloras y los resultados obtenidos son muy buenos. </text:span></text:p>
      <text:p text:style-name="P8"/>
      <text:p text:style-name="P8"/>
      <text:p text:style-name="P8"/>
      <text:p text:style-name="P8">Ortodoncia</text:p>
      <text:p text:style-name="P8"><text:soft-page-break/></text:p>
      <text:p text:style-name="P7">Es la especialidad de la odontología que se encarga del diagnostico y tratamiento de las malposiciones dentarias y/o desarrollo anómalo de los huesos maxilares. Su objetivo es alinear adecuadamente los dientes para conseguir una oclusión estable y armónica. La ortodoncia no sólo corrige problemas de alineación, sino que lleva consigo también que al posicionar un diente de la manera correcta evitas problemas de caries o acumulación de cálculo y problemas en la encía, puesto que ya no existe un apiñamiento que dificulte la higiene oral. </text:p>
      <text:p text:style-name="P7">Es importante que cualquier problema en la posición de los dientes o un retraso en su erupción sea identificado lo mas temprano posible, puesto que hasta los 18 años los maxilares se encuentran en crecimiento y el odontólogo puede corregir sus malposiciones. Pasado este tiempo, también se puede corregir pero el tratamiento es mas costoso y complejo. </text:p>
      <text:p text:style-name="P7">Se necesita un estudio detallado previo donde se analizan fotografías intra y extraorales, análisis de la sonrisa, posición forma y tamaña de los dientes y posición y tamaño de maxilares mediante radiografias. </text:p>
      <text:p text:style-name="P7"/>
      <text:p text:style-name="P8">¿Es dolorosa? </text:p>
      <text:p text:style-name="P8"/>
      <text:p text:style-name="P7">No es un tratamiento que curse con dolor, sin embargo, los primeros días tras la colocación de los brackets se nota molestia puesto que la boca se encuentra en periodo de adaptación y porque los dientes poco a poco se van moviendo.</text:p>
      <text:p text:style-name="P7"/>
      <text:p text:style-name="P7">¿Cuanto dura? </text:p>
      <text:p text:style-name="P7"/>
      <text:p text:style-name="P7">Salvo casos muy puntuales un tratamiento de ortodoncia suele durar unos dos años o dos años y medio. Es un proceso lento pero con el cual los dientes responden de manera optima y si cumples con las indicaciones post tratamiento es de por vida. </text:p>
      <text:p text:style-name="P8"/>
      <text:p text:style-name="P8">Ortodoncia invisible </text:p>
      <text:p text:style-name="P8"/>
      <text:p text:style-name="P7">Es una variación de la ortodoncia común donde su visibilidad es mínima, por lo que es mucho mas estética. Existen dos tipos: férulas de corrección y brackets cerámicos. </text:p>
      <text:p text:style-name="P7">En algunos casos muy leves en los que se quiere corregir la posición de un diente o algunos aislados puede usarse sólo una férula de correción. Estas son también transparentes, por lo que estéticas. Sin embargo sólo es efectiva en casos concretos. </text:p>
      <text:p text:style-name="P7">Por otro lado existen los brackets estéticos, que son cerámicos. Sustituyen a los brackets comunes y son otra opción para aquel paciente preocupado por la estética. </text:p>
      <text:p text:style-name="P8"/>
      <text:p text:style-name="P8"/>
      <text:p text:style-name="P8"/>
      <text:p text:style-name="P8"/>
      <text:p text:style-name="P8"/>
      <text:p text:style-name="P8">Oclusión</text:p>
      <text:p text:style-name="P8"/>
      <text:p text:style-name="P7">Es la ciencia que trata de la biología del mecanismo matiscatorio; es decir, de la morfología, patología y tratamiento de maxilares y dientes y su relación con el resto de organismo.</text:p>
      <text:p text:style-name="P7"/>
      <text:p text:style-name="P7">El engranamiento del maxilar y la mandíbula junto con otros componentes constituyen la ATM (articulación temporomandibular). Si sufre dolores de cabeza, oidos, mareos o dolores de espalda o cuello es posible que tenga un trastorno de la ATM. </text:p>
      <text:p text:style-name="P7"/>
      <text:p text:style-name="P8">Odontopediatría</text:p>
      <text:p text:style-name="P8"/>
      <text:p text:style-name="P7">El primer contacto de un niño con su dentista es muy importante pues marcará su relación de por vida con su salud bucodental. </text:p>
      <text:p text:style-name="P8"/>
      <text:p text:style-name="P8">¿Que es la odontopediatría?</text:p>
      <text:p text:style-name="P8"/>
      <text:p text:style-name="P7">Es el área de conocimiento que estudia la boca de un niño y sus enfermedades. Al igual que cualquier rama de la odontología, la práctica de la odontopediatría debe regirse por una filosofía sencilla pero fundamental; tratar al paciente, no al diente. Implícito en esta idea están los sentimientos del niño, ganar su confianza y cooperación, realizar el tratamiento de manera amable <text:s text:c="2"/>no sólo preocupándose por la atención requerida en ese momento sino además promover la futura salud dental del niño mediante la estimulación de conductas positivas sobre el tratamiento dental.</text:p>
      <text:p text:style-name="P7"><text:soft-page-break/></text:p>
      <text:p text:style-name="P8">¿Desde que edad tengo que llevar a mi hijo al dentista? </text:p>
      <text:p text:style-name="P7"/>
      <text:p text:style-name="P7">Alrededor de los 3 años de edad es conveniente llevar a un niño a su primera revisión, pero también es recomendable que cuando cumpla su primer año se visite al dentista con el objetivo de orientar a sus padres en cuanto a los cuidados esenciales de los primeros dientes de su hijo. </text:p>
      <text:p text:style-name="P7">Como normal general en torno a los 7 años de edad los niños adquieren la destreza suficiente para iniciar la limpieza bucodental por si mismo por lo que es importante que a esta edad ya posea el hábito de la importancia del cuidado bucal que habrá conseguido con sus visitas al dentista desde pequeño y la adecuada supervisión de sus padres en casa. </text:p>
      <text:p text:style-name="P7"/>
      <text:p text:style-name="P8">¿Hasta que edad se realizan tratamientos de odontopediatría? </text:p>
      <text:p text:style-name="P7"/>
      <text:p text:style-name="P7"><text:s/>A los 12 años cae el último diente temporal (de leche) y erupciona en su lugar el diente definitivo. En ese momento, donde en la boca el paciente posee todos sus dientes definitivos, deja de ser posible realizar tratamientos odontopediátricos, puesto que su boca ya es la de un adulto. </text:p>
      <text:p text:style-name="P7"/>
      <text:p text:style-name="P7"/>
      <text:p text:style-name="P8">Tratamiento de los trastornos del sueño </text:p>
      <text:p text:style-name="P8"/>
      <text:p text:style-name="P7">Existen dos tipos de trastornos respiratorios relacionados con el sueño: </text:p>
      <text:p text:style-name="P7"/>
      <text:p text:style-name="P7">Apnea obstructiva del sueño (AOS) </text:p>
      <text:p text:style-name="P7"/>
      <text:p text:style-name="P7">Síndrome de resistencias aumentadas de las vías aéreas superiores </text:p>
      <text:p text:style-name="P7"/>
      <text:p text:style-name="P7">Ocurren con mayor prevalencia en adultos jóvenes con sobrepeso y vida sedentaria. </text:p>
      <text:p text:style-name="P7">El síntoma más frecuente es el ronquido. Éste puede aumentar en intensidad a lo largo del tiempo y se exacerba con el consumo nocturno de alcohol, los sedantes, el aumento de peso y la privación del sueño. En casos graves se puede provocar una interrupción de los movimientos respiratorios. Para realizar un correcto diagnostico, aparte de contar con una historia clínica detallada del paciente donde figuren los signos y síntomas, se necesitan llevar a cabo una serie de pruebas polisomnograficas (del sueño). Los casos leves o moderados pueden tratarlos sin ningún problema un odontólogo. </text:p>
      <text:p text:style-name="P7"/>
      <text:p text:style-name="P8"/>
      <text:p text:style-name="P8"/>
      <text:p text:style-name="P8">Contacto </text:p>
      <text:p text:style-name="P8"/>
      <text:p text:style-name="P7">Dirección: Avenida de la Constitución N18 2ºC </text:p>
      <text:p text:style-name="P7"/>
      <text:p text:style-name="P7">Telefono: 925 81 85 85 <text:s/>Mvl: 626 846 287 </text:p>
      <text:p text:style-name="P7"/>
      <text:p text:style-name="P9"><text:span text:style-name="T1">e-mail: </text:span><text:a xlink:type="simple" xlink:href="mailto:clinicasebydent@yahoo.es"><text:span text:style-name="T2">clinicasebydent@yahoo.es</text:span></text:a></text:p>
      <text:p text:style-name="P7"/>
      <text:p text:style-name="P8"/>
      <text:p text:style-name="P8"/>
      <text:p text:style-name="P8">Encuesta de calidad </text:p>
      <text:p text:style-name="P8"/>
      <text:p text:style-name="P8"/>
      <text:p text:style-name="P8">Pide tu cita online:</text:p>
      <text:p text:style-name="P8"/>
      <text:p text:style-name="P7">Nombre y apellidos</text:p>
      <text:p text:style-name="P7"/>
      <text:p text:style-name="P7">Número de telefono</text:p>
      <text:p text:style-name="P7"/>
      <text:p text:style-name="P7">Déjanos tu numero de teléfono y te llamaremos lo antes posible para concertar una cita previa </text:p>
      <text:p text:style-name="P8"/>
      <text:p text:style-name="P8"/>
      <text:p text:style-name="P8">Noticias </text:p>
      <text:p text:style-name="P8"/>
      <text:p text:style-name="P8">¿ A qué se debe el mal aliento? </text:p>
      <text:p text:style-name="P7"/>
      <text:p text:style-name="P7"><text:soft-page-break/>El mal aliento se debe a la presencia de compuestos sulfurados volátiles presentes en el aire que se expulsa desde la boca. Dichos gases son producidos por bacterias que se localizan el la lengua y en la encía afectadas por problemas periodontales. </text:p>
      <text:p text:style-name="P7"/>
      <text:p text:style-name="P7">Existen 3 tipos de halitosis en función de su causa: </text:p>
      <text:p text:style-name="P7"/>
      <text:p text:style-name="P7">-Halitosis fisiológica: la persona tiene una higiene bucodental buena pero la causa se encuentra en la parte posterior del dorso de la lengua.</text:p>
      <text:p text:style-name="P7"/>
      <text:p text:style-name="P7">-Halitosis patológica oral: la causa se encuentra en el recubrimiento lingual de la region dorso posterior de la lengua junto con un problema activo de encias. Un 60% de los casos de halitosis se encuentran asociados a gingivitis o periodontitis. </text:p>
      <text:p text:style-name="P7"/>
      <text:p text:style-name="P7">-Halitosis patologica extraoral: su origen es un problema otorrinolaringologico u otras patologías sistemicas. </text:p>
      <text:p text:style-name="P7"/>
      <text:p text:style-name="P7">Las bacterias encuentran en las rugosidades de la parte posterior del dorso lingual un sitio perfecto para asentarse por lo que el papel del odontólogo es fundamental para controlar y prevenir la halitosis. Ésta se combate con una higiene oral diaria que incluya un cepillado lingual y revisiones al odontólogo frecuentes para el mantenimiento de la salud oral.En el caso de haber algún problema periodontal, tratarlo es imprescindible.</text:p>
      <text:p text:style-name="P7"/>
      <text:p text:style-name="P7"/>
      <text:p text:style-name="P8"/>
      <text:p text:style-name="P8">¿Por qué me sangran las encías? </text:p>
      <text:p text:style-name="P8"/>
      <text:p text:style-name="P7">Si la encía sangra, es que no está sana. Los problema periodontales cursan con, entre otros sintomas, sangrado de la encía. Puede tratarse de un problema reversible que sólo afecta a la encía (gingivitis), o de un problema irreversible que ya tenga una afectación en hueso (periodontitis). </text:p>
      <text:p text:style-name="P7">La gingivitis es una inflamación reversible de las encías cuya manifestación principal es el sangrado. Puede aparecer a cualquier edad y la causa es una deficiente higiene bucal. La inflación se produce por la adhesión de un biofilm de bacterias en la superficie de los dientes. Existen factores predisponentes que agravan el problema de encías, como son las enfermedades sistemicas, cambios hormonales o el apretar los dientes. </text:p>
      <text:p text:style-name="P8"/>
      <text:p text:style-name="P8"/>
      <text:p text:style-name="P8">¿Qué provoca los problemas en las encías tras el parto? </text:p>
      <text:p text:style-name="P8"/>
      <text:p text:style-name="P7">Durante el embarazo se tiene mas riesgo de tener problemas dentales. tales como gingivitis o periodontítis debido a el aumento de progesterona y estrenos (hormonas relacionadas con el embarazo) y por tanto el aumento de flujo sanguíneo de las encías, que tiene como consecuencia el enrojecimiento e inflamación de las mismas. Esta situación previsible,se puede controlar, prevenir o reducir con una rigurosa higiene oral donde prime la frecuencia y la calidad del cepillado así como acudiendo a citas de mantenimiento con el dentista. </text:p>
      <text:p text:style-name="P7"/>
      <text:p text:style-name="P8">¿Si me hago muchas limpiezas de boca me hago mal a los dientes?</text:p>
      <text:p text:style-name="P8"/>
      <text:p text:style-name="P7">La limpieza dental es un tratamiento preventivo que se realiza cuando la boca del paciente está sana. Se limpia y posteriormente se pule la superficie de los dientes de manera superficial, previniendo que exista cualquier tipo de inflamación de la encía. No es un tratamiento agresivo ni invasivo, por lo que no se daña la superficie del diente cuando se realiza. El esmalte, que es el tejido externo que recubre el diente, es el material más duro de el cuerpo humano, por lo que no corre ningún peligro. Dependiendo del paciente las limpiezas están indicadas 1 vez al año o si se tiene un problema periodontal o se está embarazada cada menos tiempo, en función de la situación oral de cada paciente. </text:p>
      <text:p text:style-name="P8"/>
      <text:p text:style-name="P8">¿Qué alimentos son malos para los dientes? </text:p>
      <text:p text:style-name="P8"/>
      <text:p text:style-name="P7">-Dulces: el azúcar es un componente principal, que las bacterias de la boca utilizan como alimento y en el proceso liberan ácidos que bajan el ph bucal favoreciendo la aparición de caries. </text:p>
      <text:p text:style-name="P15">Alimentos pegajosos: los alimentos pegajosos tienen más facilidad de quedarse entre los dientes, y cómo tienen un alto contenido en azúcar, éste también se queda en la boca, dando de comer a las bacterias y por tanto favoreciendo la aparición de caries. </text:p>
      <text:p text:style-name="P15"><text:soft-page-break/>Refrescos: tanto si son light como si no, las bebidas carbonatadas son ácidos que debilitan el esmalte dental haciendo más favorable la aparición de caries. </text:p>
      <text:p text:style-name="P15">Alcohol: El alcohol seca y deshidrata la boca, lo que puede provocar más tendencia a caries e infecciones. Además consumir mucho alcohol puede provocar cáncer de boca. </text:p>
      <text:p text:style-name="P7"/>
      <text:p text:style-name="P8">Pautas para mejorar la salud bucodental del deportista </text:p>
      <text:p text:style-name="P8"/>
      <text:p text:style-name="P9"><text:span text:style-name="T9">La práctica de </text:span><text:a xlink:type="simple" xlink:href="https://cuidateplus.marca.com/ejercicio-fisico/2018/05/30/le-ocurre-cuerpo-empiezas-practicar-deporte-162632.html"><text:span text:style-name="T11">ejercicio físico</text:span></text:a><text:span text:style-name="T9"> es beneficiosa tanto para el conjunto del organismo como para cada uno de sus órganos y tejidos por separado. Por esa razón, influye en la salud bucodental y ayuda a prevenir problemas tan frecuentes como la </text:span><text:a xlink:type="simple" xlink:href="https://cuidateplus.marca.com/familia/nino/2004/02/18/caries-3524.html"><text:span text:style-name="T11">caries</text:span></text:a><text:span text:style-name="T9"> o las </text:span><text:a xlink:type="simple" xlink:href="https://cuidateplus.marca.com/bienestar/2018/11/22/-sangran-encias-168209.html"><text:span text:style-name="T11">enfermedades de las encías</text:span></text:a><text:span text:style-name="T9">.</text:span></text:p>
      <text:p text:style-name="P12">También es cierto que una mala salud bucodental puede afectar al rendimiento deportivo, sobre todo en deportistas de élite, y determinados hábitos o prácticas relacionados con la actividad física pueden repercutir negativamente en nuestros dientes y encías.</text:p>
      <text:p text:style-name="P9"><text:span text:style-name="T10">Es en la alta competición donde las repercusiones son mayores. Rafael Naranjo, periodoncista y miembro de la </text:span><text:a xlink:type="simple" xlink:href="https://www.sepa.es/"><text:span text:style-name="T12">Sociedad Española de Periodoncia y Osteointegración (SEPA)</text:span></text:a><text:span text:style-name="T10">, explica que “cualquier infección o inflamación, traducida en caries o periodontitis, puede suponer una alteración inflamatoria crónica. Y ese estado puede fomentar una mayor propensión a las lesiones musculares”.</text:span></text:p>
      <text:p text:style-name="P13">Asimismo, el experto asevera que está “demostrado por estudios científicos que el rendimiento deportivo en la alta competición disminuye si hay inflamación crónica, como la producida por la periodontitis”.</text:p>
      <text:p text:style-name="P8"/>
      <text:p text:style-name="P8">Mi hijo rechina los dientes. ¿Es normal? </text:p>
      <text:p text:style-name="P8"/>
      <text:p text:style-name="P13">El bruxismo es una parafunción mandibular persistente que se conoce comúnmente como rechinar de los dientes. Éste se puede producir durante el día o por la noche. El más frecuente es el relacionado con el sueño, también el más difícil de controlar.</text:p>
      <text:p text:style-name="P13"/>
      <text:p text:style-name="P13">Las personas que tienen bruxismo aprietan fuertemente los dientes superiores con los inferiores y los mueven de atrás y a adelante y viceversa, la mayoría de las veces de forma inconsciente produciendo el desgaste de las piezas. Su principal desencadenante se sitúa en el plano psicológico.</text:p>
      <text:p text:style-name="P13"/>
      <text:p text:style-name="P13">Los niños también apresan y rechinan los dientes, pero en su caso, no es una parafunción, sino que es algo fisiológico, necesario que sucede a medida que se van desarrollando los maxilares. Se considera normal hasta aproximadamente los 15 años de edad. </text:p>
      <text:p text:style-name="P8"/>
      <text:p text:style-name="P7"/>
      <text:p text:style-name="P8">Mutuas </text:p>
      <text:p text:style-name="P8"/>
      <text:p text:style-name="P7">En Sebydent trabajamos con distintas mutuas para que todos nuestros pacientes tengan a su </text:p>
      <text:p text:style-name="P7"/>
      <text:p text:style-name="P7">alcance la vanguardia de nuestros tratamientos. </text:p>
      <text:p text:style-name="P7"/>
      <text:p text:style-name="P7">MAPHRE </text:p>
      <text:p text:style-name="P7"/>
      <text:p text:style-name="P7">CASER </text:p>
      <text:p text:style-name="P7"/>
      <text:p text:style-name="P7">ASISA </text:p>
      <text:p text:style-name="P7"/>
      <text:p text:style-name="P8"/>
      <text:p text:style-name="P8"/>
      <text:p text:style-name="P8">Redes</text:p>
      <text:p text:style-name="P8"/>
      <text:p text:style-name="P7">Nos estrenamos en las redes! Ya nos podeis seguir en instagram y facebook y así estar al tanto </text:p>
      <text:p text:style-name="P7"/>
      <text:p text:style-name="P7">de nuestras últimas noticias.</text:p>
      <text:p text:style-name="P7"/>
      <text:p text:style-name="P7"/>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raleway-regular" svg:font-family="raleway-regular, Helvetica, Arial, sans-serif"/>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TF_5f_Num_20_2_20_1" style:display-name="RTF_Num 2 1" style:family="text"/>
    <style:style style:name="RTF_5f_Num_20_2_20_2" style:display-name="RTF_Num 2 2"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RTF_5f_Num_20_4_20_2" style:display-name="RTF_Num 4 2" style:family="text"/>
    <style:style style:name="RTF_5f_Num_20_5_20_1" style:display-name="RTF_Num 5 1" style:family="text"/>
    <style:style style:name="RTF_5f_Num_20_5_20_2" style:display-name="RTF_Num 5 2" style:family="text"/>
    <style:style style:name="RTF_5f_Num_20_6_20_1" style:display-name="RTF_Num 6 1" style:family="text"/>
    <style:style style:name="RTF_5f_Num_20_6_20_2" style:display-name="RTF_Num 6 2" style:family="text"/>
    <style:style style:name="RTF_5f_Num_20_7_20_1" style:display-name="RTF_Num 7 1" style:family="text"/>
    <style:style style:name="RTF_5f_Num_20_7_20_2" style:display-name="RTF_Num 7 2" style:family="text"/>
    <style:style style:name="RTF_5f_Num_20_8_20_1" style:display-name="RTF_Num 8 1" style:family="text"/>
    <style:style style:name="RTF_5f_Num_20_8_20_2" style:display-name="RTF_Num 8 2" style:family="text"/>
    <style:style style:name="RTF_5f_Num_20_9_20_1" style:display-name="RTF_Num 9 1" style:family="text"/>
    <style:style style:name="RTF_5f_Num_20_9_20_2" style:display-name="RTF_Num 9 2" style:family="text"/>
    <style:style style:name="RTF_5f_Num_20_10_20_1" style:display-name="RTF_Num 10 1" style:family="text"/>
    <style:style style:name="RTF_5f_Num_20_10_20_2" style:display-name="RTF_Num 10 2" style:family="text"/>
    <style:style style:name="RTF_5f_Num_20_11_20_1" style:display-name="RTF_Num 11 1" style:family="text"/>
    <style:style style:name="RTF_5f_Num_20_11_20_2" style:display-name="RTF_Num 11 2" style:family="text"/>
    <style:style style:name="RTF_5f_Num_20_12_20_1" style:display-name="RTF_Num 12 1" style:family="text"/>
    <style:style style:name="RTF_5f_Num_20_12_20_2" style:display-name="RTF_Num 12 2" style:family="text"/>
    <style:style style:name="RTF_5f_Num_20_13_20_1" style:display-name="RTF_Num 13 1" style:family="text"/>
    <style:style style:name="RTF_5f_Num_20_13_20_2" style:display-name="RTF_Num 13 2" style:family="text"/>
    <style:style style:name="RTF_5f_Num_20_14_20_1" style:display-name="RTF_Num 14 1" style:family="text"/>
    <style:style style:name="RTF_5f_Num_20_14_20_2" style:display-name="RTF_Num 14 2" style:family="text"/>
    <style:style style:name="RTF_5f_Num_20_15_20_1" style:display-name="RTF_Num 15 1" style:family="text"/>
    <style:style style:name="RTF_5f_Num_20_15_20_2" style:display-name="RTF_Num 15 2" style:family="text"/>
    <style:style style:name="RTF_5f_Num_20_16_20_1" style:display-name="RTF_Num 16 1" style:family="text"/>
    <style:style style:name="RTF_5f_Num_20_16_20_2" style:display-name="RTF_Num 16 2" style:family="text"/>
    <style:style style:name="RTF_5f_Num_20_17_20_1" style:display-name="RTF_Num 17 1" style:family="text"/>
    <style:style style:name="RTF_5f_Num_20_17_20_2" style:display-name="RTF_Num 17 2" style:family="text"/>
    <style:style style:name="RTF_5f_Num_20_18_20_1" style:display-name="RTF_Num 18 1" style:family="text"/>
    <style:style style:name="RTF_5f_Num_20_18_20_2" style:display-name="RTF_Num 18 2" style:family="text"/>
    <style:style style:name="RTF_5f_Num_20_19_20_1" style:display-name="RTF_Num 19 1" style:family="text"/>
    <style:style style:name="RTF_5f_Num_20_19_20_2" style:display-name="RTF_Num 19 2" style:family="text"/>
    <style:style style:name="RTF_5f_Num_20_20_20_1" style:display-name="RTF_Num 20 1" style:family="text"/>
    <style:style style:name="RTF_5f_Num_20_20_20_2" style:display-name="RTF_Num 20 2" style:family="text"/>
    <style:style style:name="RTF_5f_Num_20_21_20_1" style:display-name="RTF_Num 21 1" style:family="text"/>
    <style:style style:name="RTF_5f_Num_20_21_20_2" style:display-name="RTF_Num 21 2" style:family="text"/>
    <style:style style:name="RTF_5f_Num_20_22_20_1" style:display-name="RTF_Num 22 1" style:family="text"/>
    <style:style style:name="RTF_5f_Num_20_22_20_2" style:display-name="RTF_Num 22 2" style:family="text"/>
    <style:style style:name="RTF_5f_Num_20_23_20_1" style:display-name="RTF_Num 23 1" style:family="text"/>
    <style:style style:name="RTF_5f_Num_20_23_20_2" style:display-name="RTF_Num 23 2" style:family="text"/>
    <style:style style:name="RTF_5f_Num_20_24_20_1" style:display-name="RTF_Num 24 1" style:family="text"/>
    <style:style style:name="RTF_5f_Num_20_24_20_2" style:display-name="RTF_Num 24 2" style:family="text"/>
    <style:style style:name="RTF_5f_Num_20_25_20_1" style:display-name="RTF_Num 25 1" style:family="text"/>
    <style:style style:name="RTF_5f_Num_20_25_20_2" style:display-name="RTF_Num 25 2" style:family="text"/>
    <style:style style:name="RTF_5f_Num_20_26_20_1" style:display-name="RTF_Num 26 1" style:family="text"/>
    <style:style style:name="RTF_5f_Num_20_26_20_2" style:display-name="RTF_Num 26 2"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7_20_1" style:display-name="RTF_Num 27 1" style:family="text"/>
    <style:style style:name="RTF_5f_Num_20_27_20_2" style:display-name="RTF_Num 27 2" style:family="text"/>
    <style:style style:name="RTF_5f_Num_20_28_20_1" style:display-name="RTF_Num 28 1" style:family="text"/>
    <style:style style:name="RTF_5f_Num_20_28_20_2" style:display-name="RTF_Num 28 2" style:family="text"/>
    <style:style style:name="RTF_5f_Num_20_29_20_1" style:display-name="RTF_Num 29 1" style:family="text"/>
    <style:style style:name="RTF_5f_Num_20_29_20_2" style:display-name="RTF_Num 29 2" style:family="text"/>
    <style:style style:name="RTF_5f_Num_20_30_20_1" style:display-name="RTF_Num 30 1" style:family="text"/>
    <style:style style:name="RTF_5f_Num_20_30_20_2" style:display-name="RTF_Num 30 2" style:family="text"/>
    <style:style style:name="RTF_5f_Num_20_31_20_1" style:display-name="RTF_Num 31 1" style:family="text"/>
    <style:style style:name="RTF_5f_Num_20_31_20_2" style:display-name="RTF_Num 31 2" style:family="text"/>
    <style:style style:name="RTF_5f_Num_20_32_20_1" style:display-name="RTF_Num 32 1" style:family="text"/>
    <style:style style:name="RTF_5f_Num_20_32_20_2" style:display-name="RTF_Num 32 2" style:family="text"/>
    <style:style style:name="RTF_5f_Num_20_33_20_1" style:display-name="RTF_Num 33 1" style:family="text"/>
    <style:style style:name="RTF_5f_Num_20_33_20_2" style:display-name="RTF_Num 33 2" style:family="text"/>
    <style:style style:name="RTF_5f_Num_20_34_20_1" style:display-name="RTF_Num 34 1" style:family="text"/>
    <style:style style:name="RTF_5f_Num_20_34_20_2" style:display-name="RTF_Num 34 2" style:family="text"/>
    <style:style style:name="RTF_5f_Num_20_35_20_1" style:display-name="RTF_Num 35 1" style:family="text"/>
    <style:style style:name="RTF_5f_Num_20_35_20_2" style:display-name="RTF_Num 35 2" style:family="text"/>
    <style:style style:name="RTF_5f_Num_20_36_20_1" style:display-name="RTF_Num 36 1" style:family="text"/>
    <style:style style:name="RTF_5f_Num_20_36_20_2" style:display-name="RTF_Num 36 2" style:family="text"/>
    <style:style style:name="RTF_5f_Num_20_37_20_1" style:display-name="RTF_Num 37 1" style:family="text"/>
    <style:style style:name="RTF_5f_Num_20_37_20_2" style:display-name="RTF_Num 37 2" style:family="text"/>
    <style:style style:name="RTF_5f_Num_20_38_20_1" style:display-name="RTF_Num 38 1" style:family="text"/>
    <style:style style:name="RTF_5f_Num_20_38_20_2" style:display-name="RTF_Num 38 2" style:family="text"/>
    <style:style style:name="RTF_5f_Num_20_39_20_1" style:display-name="RTF_Num 39 1" style:family="text"/>
    <style:style style:name="RTF_5f_Num_20_39_20_2" style:display-name="RTF_Num 39 2" style:family="text"/>
    <style:style style:name="RTF_5f_Num_20_40_20_1" style:display-name="RTF_Num 40 1" style:family="text"/>
    <style:style style:name="RTF_5f_Num_20_40_20_2" style:display-name="RTF_Num 40 2" style:family="text"/>
    <style:style style:name="RTF_5f_Num_20_41_20_1" style:display-name="RTF_Num 41 1" style:family="text"/>
    <style:style style:name="RTF_5f_Num_20_41_20_2" style:display-name="RTF_Num 41 2" style:family="text"/>
    <style:style style:name="RTF_5f_Num_20_42_20_1" style:display-name="RTF_Num 42 1" style:family="text"/>
    <style:style style:name="RTF_5f_Num_20_42_20_2" style:display-name="RTF_Num 42 2" style:family="text"/>
    <style:style style:name="RTF_5f_Num_20_43_20_1" style:display-name="RTF_Num 43 1" style:family="text"/>
    <style:style style:name="RTF_5f_Num_20_43_20_2" style:display-name="RTF_Num 43 2" style:family="text"/>
    <style:style style:name="RTF_5f_Num_20_44_20_1" style:display-name="RTF_Num 44 1" style:family="text"/>
    <style:style style:name="RTF_5f_Num_20_44_20_2" style:display-name="RTF_Num 44 2" style:family="text"/>
    <style:style style:name="RTF_5f_Num_20_45_20_1" style:display-name="RTF_Num 45 1" style:family="text"/>
    <style:style style:name="RTF_5f_Num_20_45_20_2" style:display-name="RTF_Num 45 2" style:family="text"/>
    <style:style style:name="RTF_5f_Num_20_46_20_1" style:display-name="RTF_Num 46 1" style:family="text"/>
    <style:style style:name="RTF_5f_Num_20_46_20_2" style:display-name="RTF_Num 46 2" style:family="text"/>
    <style:style style:name="RTF_5f_Num_20_47_20_1" style:display-name="RTF_Num 47 1" style:family="text"/>
    <style:style style:name="RTF_5f_Num_20_47_20_2" style:display-name="RTF_Num 47 2" style:family="text"/>
    <style:style style:name="RTF_5f_Num_20_48_20_1" style:display-name="RTF_Num 48 1" style:family="text"/>
    <style:style style:name="RTF_5f_Num_20_48_20_2" style:display-name="RTF_Num 48 2" style:family="text"/>
    <style:style style:name="RTF_5f_Num_20_49_20_1" style:display-name="RTF_Num 49 1" style:family="text"/>
    <style:style style:name="RTF_5f_Num_20_49_20_2" style:display-name="RTF_Num 49 2" style:family="text"/>
    <style:style style:name="RTF_5f_Num_20_50_20_1" style:display-name="RTF_Num 50 1" style:family="text"/>
    <style:style style:name="RTF_5f_Num_20_50_20_2" style:display-name="RTF_Num 50 2" style:family="text"/>
    <style:style style:name="RTF_5f_Num_20_51_20_1" style:display-name="RTF_Num 51 1" style:family="text"/>
    <style:style style:name="RTF_5f_Num_20_51_20_2" style:display-name="RTF_Num 51 2" style:family="text"/>
    <style:style style:name="RTF_5f_Num_20_52_20_1" style:display-name="RTF_Num 52 1"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bullet text:level="2" text:style-name="RTF_5f_Num_20_2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bullet text:level="2" text:style-name="RTF_5f_Num_20_3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bullet text:level="2" text:style-name="RTF_5f_Num_20_4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bullet text:level="2" text:style-name="RTF_5f_Num_20_5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text:list-level-style-bullet>
      <text:list-level-style-bullet text:level="2" text:style-name="RTF_5f_Num_20_6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text:list-level-style-bullet>
      <text:list-level-style-bullet text:level="2" text:style-name="RTF_5f_Num_20_7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text:list-level-style-bullet>
      <text:list-level-style-bullet text:level="2" text:style-name="RTF_5f_Num_20_8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style:num-suffix="." text:bullet-char="•">
        <style:list-level-properties text:space-before="0.635cm" text:min-label-width="0.635cm"/>
      </text:list-level-style-bullet>
      <text:list-level-style-bullet text:level="2" text:style-name="RTF_5f_Num_20_9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space-before="0.635cm" text:min-label-width="0.635cm"/>
      </text:list-level-style-bullet>
      <text:list-level-style-bullet text:level="2" text:style-name="RTF_5f_Num_20_10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style-name="RTF_5f_Num_20_11_20_1" style:num-suffix="." text:bullet-char="•">
        <style:list-level-properties text:space-before="0.635cm" text:min-label-width="0.635cm"/>
      </text:list-level-style-bullet>
      <text:list-level-style-bullet text:level="2" text:style-name="RTF_5f_Num_20_11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style:num-suffix="." text:bullet-char="•">
        <style:list-level-properties text:space-before="0.635cm" text:min-label-width="0.635cm"/>
      </text:list-level-style-bullet>
      <text:list-level-style-bullet text:level="2" text:style-name="RTF_5f_Num_20_12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text:list-level-style-bullet>
      <text:list-level-style-bullet text:level="2" text:style-name="RTF_5f_Num_20_13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0.635cm" text:min-label-width="0.635cm"/>
      </text:list-level-style-bullet>
      <text:list-level-style-bullet text:level="2" text:style-name="RTF_5f_Num_20_14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0.635cm" text:min-label-width="0.635cm"/>
      </text:list-level-style-bullet>
      <text:list-level-style-bullet text:level="2" text:style-name="RTF_5f_Num_20_15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style-name="RTF_5f_Num_20_16_20_1" style:num-suffix="." text:bullet-char="•">
        <style:list-level-properties text:space-before="0.635cm" text:min-label-width="0.635cm"/>
      </text:list-level-style-bullet>
      <text:list-level-style-bullet text:level="2" text:style-name="RTF_5f_Num_20_16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bullet text:level="1" text:style-name="RTF_5f_Num_20_17_20_1" style:num-suffix="." text:bullet-char="•">
        <style:list-level-properties text:space-before="0.635cm" text:min-label-width="0.635cm"/>
      </text:list-level-style-bullet>
      <text:list-level-style-bullet text:level="2" text:style-name="RTF_5f_Num_20_17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text:list-level-style-bullet>
      <text:list-level-style-bullet text:level="2" text:style-name="RTF_5f_Num_20_18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0.635cm" text:min-label-width="0.635cm"/>
      </text:list-level-style-bullet>
      <text:list-level-style-bullet text:level="2" text:style-name="RTF_5f_Num_20_19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style:num-suffix="." text:bullet-char="•">
        <style:list-level-properties text:space-before="0.635cm" text:min-label-width="0.635cm"/>
      </text:list-level-style-bullet>
      <text:list-level-style-bullet text:level="2" text:style-name="RTF_5f_Num_20_20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bullet text:level="1" text:style-name="RTF_5f_Num_20_21_20_1" style:num-suffix="." text:bullet-char="•">
        <style:list-level-properties text:space-before="0.635cm" text:min-label-width="0.635cm"/>
      </text:list-level-style-bullet>
      <text:list-level-style-bullet text:level="2" text:style-name="RTF_5f_Num_20_21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bullet text:level="1" text:style-name="RTF_5f_Num_20_22_20_1" style:num-suffix="." text:bullet-char="•">
        <style:list-level-properties text:space-before="0.635cm" text:min-label-width="0.635cm"/>
      </text:list-level-style-bullet>
      <text:list-level-style-bullet text:level="2" text:style-name="RTF_5f_Num_20_22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bullet text:level="1" text:style-name="RTF_5f_Num_20_23_20_1" style:num-suffix="." text:bullet-char="•">
        <style:list-level-properties text:space-before="0.635cm" text:min-label-width="0.635cm"/>
      </text:list-level-style-bullet>
      <text:list-level-style-bullet text:level="2" text:style-name="RTF_5f_Num_20_23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bullet text:level="1" text:style-name="RTF_5f_Num_20_24_20_1" style:num-suffix="." text:bullet-char="•">
        <style:list-level-properties text:space-before="0.635cm" text:min-label-width="0.635cm"/>
      </text:list-level-style-bullet>
      <text:list-level-style-bullet text:level="2" text:style-name="RTF_5f_Num_20_24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5" style:display-name="RTF_Num 25">
      <text:list-level-style-bullet text:level="1" text:style-name="RTF_5f_Num_20_25_20_1" style:num-suffix="." text:bullet-char="•">
        <style:list-level-properties text:space-before="0.635cm" text:min-label-width="0.635cm"/>
      </text:list-level-style-bullet>
      <text:list-level-style-bullet text:level="2" text:style-name="RTF_5f_Num_20_25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6" style:display-name="RTF_Num 26">
      <text:list-level-style-bullet text:level="1" text:style-name="RTF_5f_Num_20_26_20_1" style:num-suffix="." text:bullet-char="•">
        <style:list-level-properties text:space-before="0.635cm" text:min-label-width="0.635cm"/>
      </text:list-level-style-bullet>
      <text:list-level-style-bullet text:level="2" text:style-name="RTF_5f_Num_20_26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7" style:display-name="RTF_Num 27">
      <text:list-level-style-bullet text:level="1" text:style-name="RTF_5f_Num_20_27_20_1" style:num-suffix="." text:bullet-char="•">
        <style:list-level-properties text:space-before="0.635cm" text:min-label-width="0.635cm"/>
      </text:list-level-style-bullet>
      <text:list-level-style-bullet text:level="2" text:style-name="RTF_5f_Num_20_27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8" style:display-name="RTF_Num 28">
      <text:list-level-style-bullet text:level="1" text:style-name="RTF_5f_Num_20_28_20_1" style:num-suffix="." text:bullet-char="•">
        <style:list-level-properties text:space-before="0.635cm" text:min-label-width="0.635cm"/>
      </text:list-level-style-bullet>
      <text:list-level-style-bullet text:level="2" text:style-name="RTF_5f_Num_20_28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9" style:display-name="RTF_Num 29">
      <text:list-level-style-bullet text:level="1" text:style-name="RTF_5f_Num_20_29_20_1" style:num-suffix="." text:bullet-char="•">
        <style:list-level-properties text:space-before="0.635cm" text:min-label-width="0.635cm"/>
      </text:list-level-style-bullet>
      <text:list-level-style-bullet text:level="2" text:style-name="RTF_5f_Num_20_29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0" style:display-name="RTF_Num 30">
      <text:list-level-style-bullet text:level="1" text:style-name="RTF_5f_Num_20_30_20_1" style:num-suffix="." text:bullet-char="•">
        <style:list-level-properties text:space-before="0.635cm" text:min-label-width="0.635cm"/>
      </text:list-level-style-bullet>
      <text:list-level-style-bullet text:level="2" text:style-name="RTF_5f_Num_20_30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1" style:display-name="RTF_Num 31">
      <text:list-level-style-bullet text:level="1" text:style-name="RTF_5f_Num_20_31_20_1" style:num-suffix="." text:bullet-char="•">
        <style:list-level-properties text:space-before="0.635cm" text:min-label-width="0.635cm"/>
      </text:list-level-style-bullet>
      <text:list-level-style-bullet text:level="2" text:style-name="RTF_5f_Num_20_31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2" style:display-name="RTF_Num 32">
      <text:list-level-style-bullet text:level="1" text:style-name="RTF_5f_Num_20_32_20_1" style:num-suffix="." text:bullet-char="•">
        <style:list-level-properties text:space-before="0.635cm" text:min-label-width="0.635cm"/>
      </text:list-level-style-bullet>
      <text:list-level-style-bullet text:level="2" text:style-name="RTF_5f_Num_20_32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3" style:display-name="RTF_Num 33">
      <text:list-level-style-bullet text:level="1" text:style-name="RTF_5f_Num_20_33_20_1" style:num-suffix="." text:bullet-char="•">
        <style:list-level-properties text:space-before="0.635cm" text:min-label-width="0.635cm"/>
      </text:list-level-style-bullet>
      <text:list-level-style-bullet text:level="2" text:style-name="RTF_5f_Num_20_33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4" style:display-name="RTF_Num 34">
      <text:list-level-style-bullet text:level="1" text:style-name="RTF_5f_Num_20_34_20_1" style:num-suffix="." text:bullet-char="•">
        <style:list-level-properties text:space-before="0.635cm" text:min-label-width="0.635cm"/>
      </text:list-level-style-bullet>
      <text:list-level-style-bullet text:level="2" text:style-name="RTF_5f_Num_20_34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5" style:display-name="RTF_Num 35">
      <text:list-level-style-bullet text:level="1" text:style-name="RTF_5f_Num_20_35_20_1" style:num-suffix="." text:bullet-char="•">
        <style:list-level-properties text:space-before="0.635cm" text:min-label-width="0.635cm"/>
      </text:list-level-style-bullet>
      <text:list-level-style-bullet text:level="2" text:style-name="RTF_5f_Num_20_35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6" style:display-name="RTF_Num 36">
      <text:list-level-style-bullet text:level="1" text:style-name="RTF_5f_Num_20_36_20_1" style:num-suffix="." text:bullet-char="•">
        <style:list-level-properties text:space-before="0.635cm" text:min-label-width="0.635cm"/>
      </text:list-level-style-bullet>
      <text:list-level-style-bullet text:level="2" text:style-name="RTF_5f_Num_20_36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7" style:display-name="RTF_Num 37">
      <text:list-level-style-bullet text:level="1" text:style-name="RTF_5f_Num_20_37_20_1" style:num-suffix="." text:bullet-char="•">
        <style:list-level-properties text:space-before="0.635cm" text:min-label-width="0.635cm"/>
      </text:list-level-style-bullet>
      <text:list-level-style-bullet text:level="2" text:style-name="RTF_5f_Num_20_37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8" style:display-name="RTF_Num 38">
      <text:list-level-style-bullet text:level="1" text:style-name="RTF_5f_Num_20_38_20_1" style:num-suffix="." text:bullet-char="•">
        <style:list-level-properties text:space-before="0.635cm" text:min-label-width="0.635cm"/>
      </text:list-level-style-bullet>
      <text:list-level-style-bullet text:level="2" text:style-name="RTF_5f_Num_20_38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9" style:display-name="RTF_Num 39">
      <text:list-level-style-bullet text:level="1" text:style-name="RTF_5f_Num_20_39_20_1" style:num-suffix="." text:bullet-char="•">
        <style:list-level-properties text:space-before="0.635cm" text:min-label-width="0.635cm"/>
      </text:list-level-style-bullet>
      <text:list-level-style-bullet text:level="2" text:style-name="RTF_5f_Num_20_39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0" style:display-name="RTF_Num 40">
      <text:list-level-style-bullet text:level="1" text:style-name="RTF_5f_Num_20_40_20_1" style:num-suffix="." text:bullet-char="•">
        <style:list-level-properties text:space-before="0.635cm" text:min-label-width="0.635cm"/>
      </text:list-level-style-bullet>
      <text:list-level-style-bullet text:level="2" text:style-name="RTF_5f_Num_20_40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1" style:display-name="RTF_Num 41">
      <text:list-level-style-bullet text:level="1" text:style-name="RTF_5f_Num_20_41_20_1" style:num-suffix="." text:bullet-char="•">
        <style:list-level-properties text:space-before="0.635cm" text:min-label-width="0.635cm"/>
      </text:list-level-style-bullet>
      <text:list-level-style-bullet text:level="2" text:style-name="RTF_5f_Num_20_41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2" style:display-name="RTF_Num 42">
      <text:list-level-style-bullet text:level="1" text:style-name="RTF_5f_Num_20_42_20_1" style:num-suffix="." text:bullet-char="•">
        <style:list-level-properties text:space-before="0.635cm" text:min-label-width="0.635cm"/>
      </text:list-level-style-bullet>
      <text:list-level-style-bullet text:level="2" text:style-name="RTF_5f_Num_20_42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3" style:display-name="RTF_Num 43">
      <text:list-level-style-bullet text:level="1" text:style-name="RTF_5f_Num_20_43_20_1" style:num-suffix="." text:bullet-char="•">
        <style:list-level-properties text:space-before="0.635cm" text:min-label-width="0.635cm"/>
      </text:list-level-style-bullet>
      <text:list-level-style-bullet text:level="2" text:style-name="RTF_5f_Num_20_43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4" style:display-name="RTF_Num 44">
      <text:list-level-style-bullet text:level="1" text:style-name="RTF_5f_Num_20_44_20_1" style:num-suffix="." text:bullet-char="•">
        <style:list-level-properties text:space-before="0.635cm" text:min-label-width="0.635cm"/>
      </text:list-level-style-bullet>
      <text:list-level-style-bullet text:level="2" text:style-name="RTF_5f_Num_20_44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5" style:display-name="RTF_Num 45">
      <text:list-level-style-bullet text:level="1" text:style-name="RTF_5f_Num_20_45_20_1" style:num-suffix="." text:bullet-char="•">
        <style:list-level-properties text:space-before="0.635cm" text:min-label-width="0.635cm"/>
      </text:list-level-style-bullet>
      <text:list-level-style-bullet text:level="2" text:style-name="RTF_5f_Num_20_45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6" style:display-name="RTF_Num 46">
      <text:list-level-style-bullet text:level="1" text:style-name="RTF_5f_Num_20_46_20_1" style:num-suffix="." text:bullet-char="•">
        <style:list-level-properties text:space-before="0.635cm" text:min-label-width="0.635cm"/>
      </text:list-level-style-bullet>
      <text:list-level-style-bullet text:level="2" text:style-name="RTF_5f_Num_20_46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7" style:display-name="RTF_Num 47">
      <text:list-level-style-bullet text:level="1" text:style-name="RTF_5f_Num_20_47_20_1" style:num-suffix="." text:bullet-char="•">
        <style:list-level-properties text:space-before="0.635cm" text:min-label-width="0.635cm"/>
      </text:list-level-style-bullet>
      <text:list-level-style-bullet text:level="2" text:style-name="RTF_5f_Num_20_47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8" style:display-name="RTF_Num 48">
      <text:list-level-style-bullet text:level="1" text:style-name="RTF_5f_Num_20_48_20_1" style:num-suffix="." text:bullet-char="•">
        <style:list-level-properties text:space-before="0.635cm" text:min-label-width="0.635cm"/>
      </text:list-level-style-bullet>
      <text:list-level-style-bullet text:level="2" text:style-name="RTF_5f_Num_20_48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9" style:display-name="RTF_Num 49">
      <text:list-level-style-bullet text:level="1" text:style-name="RTF_5f_Num_20_49_20_1" style:num-suffix="." text:bullet-char="•">
        <style:list-level-properties text:space-before="0.635cm" text:min-label-width="0.635cm"/>
      </text:list-level-style-bullet>
      <text:list-level-style-bullet text:level="2" text:style-name="RTF_5f_Num_20_49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0" style:display-name="RTF_Num 50">
      <text:list-level-style-bullet text:level="1" text:style-name="RTF_5f_Num_20_50_20_1" style:num-suffix="." text:bullet-char="•">
        <style:list-level-properties text:space-before="0.635cm" text:min-label-width="0.635cm"/>
      </text:list-level-style-bullet>
      <text:list-level-style-bullet text:level="2" text:style-name="RTF_5f_Num_20_50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1" style:display-name="RTF_Num 51">
      <text:list-level-style-bullet text:level="1" text:style-name="RTF_5f_Num_20_51_20_1" style:num-suffix="." text:bullet-char="•">
        <style:list-level-properties text:space-before="0.635cm" text:min-label-width="0.635cm"/>
      </text:list-level-style-bullet>
      <text:list-level-style-bullet text:level="2" text:style-name="RTF_5f_Num_20_51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2" style:display-name="RTF_Num 52">
      <text:list-level-style-bullet text:level="1" text:style-name="RTF_5f_Num_20_5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avia Sessa Mendez</meta:initial-creator>
    <meta:creation-date>2019-01-23T19:38:05</meta:creation-date>
    <dc:date>2019-01-29T15:59:33</dc:date>
    <dc:creator>Flavia Sessa Mendez</dc:creator>
    <meta:editing-duration>PT3M5S</meta:editing-duration>
    <meta:editing-cycles>2</meta:editing-cycles>
    <meta:generator>OpenOffice/4.0.1$Unix OpenOffice.org_project/401m5$Build-9714</meta:generator>
    <meta:document-statistic meta:table-count="0" meta:image-count="0" meta:object-count="0" meta:page-count="10" meta:paragraph-count="205" meta:word-count="4409" meta:character-count="28167"/>
  </office:meta>
</office:document-meta>
</file>